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1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85087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f634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3492a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ceb0d2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3ef4d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5c75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6b8a1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b030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5087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1c99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22a9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9fa3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e1130"/>
    </style:style>
    <style:style style:name="P2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0ab44"/>
    </style:style>
    <style:style style:name="P22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e1130" fo:background-color="transparent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3492a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3ef4d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8b030" fo:background-color="transparent" style:font-size-asian="8pt" style:font-weight-asian="normal" style:font-size-complex="8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000000" loext:opacity="100%" style:font-name="Tahoma" fo:font-size="7pt" fo:letter-spacing="-0.016cm" fo:language="es" fo:country="ES" fo:font-weight="normal" officeooo:rsid="02a9ef69" officeooo:paragraph-rsid="02e3ef4d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7e9b3" officeooo:paragraph-rsid="02d85087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7e9b3" officeooo:paragraph-rsid="02da1c99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7e9b3" officeooo:paragraph-rsid="02dd22a9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b30fae" officeooo:paragraph-rsid="02d85087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22a9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d9fa3" fo:background-color="transparent" style:font-size-asian="7pt" style:font-weight-asian="normal" style:font-size-complex="7pt" style:font-weight-complex="normal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e1130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5c75b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6b8a1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e8b030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f634" officeooo:paragraph-rsid="02e1f634" fo:background-color="transparent" style:font-size-asian="7pt" style:font-weight-asian="normal" style:font-size-complex="7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f634" officeooo:paragraph-rsid="02e3492a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e0ab44"/>
    </style:style>
    <style:style style:name="P41" style:family="paragraph" style:parent-style-name="Standard">
      <loext:graphic-properties draw:fill="none"/>
      <style:paragraph-properties fo:margin-top="0cm" fo:margin-bottom="0cm" style:contextual-spacing="false" fo:line-height="115%" fo:text-align="justify" style:justify-single-word="false" fo:background-color="transparent" fo:padding="0.049cm" fo:border="none" style:writing-mode="page"/>
      <style:text-properties fo:color="#000000" loext:opacity="100%" style:font-name="Tahoma" fo:font-size="8pt" fo:letter-spacing="-0.016cm" fo:language="es" fo:country="ES" fo:font-weight="normal" officeooo:rsid="02a9ef69" officeooo:paragraph-rsid="02e0ab44" fo:background-color="transparent" style:font-size-asian="8pt" style:font-weight-asian="normal" style:font-size-complex="8pt" style:font-weight-complex="normal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68bb9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1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1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1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1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1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d74b30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d85087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da1c99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c95b5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d22a9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d9fa3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e1130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e0ab44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eaa5d1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officeooo:rsid="02a9ef69"/>
    </style:style>
    <style:style style:name="T20" style:family="text">
      <style:text-properties officeooo:rsid="02da1c99"/>
    </style:style>
    <style:style style:name="T21" style:family="text">
      <style:text-properties officeooo:rsid="02bfb5fb"/>
    </style:style>
    <style:style style:name="T22" style:family="text">
      <style:text-properties officeooo:rsid="02dd22a9"/>
    </style:style>
    <style:style style:name="T23" style:family="text">
      <style:text-properties officeooo:rsid="02dd9fa3"/>
    </style:style>
    <style:style style:name="T24" style:family="text">
      <style:text-properties officeooo:rsid="02de1130"/>
    </style:style>
    <style:style style:name="T25" style:family="text">
      <style:text-properties officeooo:rsid="02e0ab44"/>
    </style:style>
    <style:style style:name="T26" style:family="text">
      <style:text-properties fo:color="#808080" loext:opacity="100%" style:font-name="Tahoma" fo:font-size="7pt" fo:letter-spacing="-0.016cm" fo:language="es" fo:country="ES" fo:font-weight="normal" officeooo:rsid="02b30fae" fo:background-color="transparent" loext:char-shading-value="0" style:font-size-asian="7pt" style:font-weight-asian="normal" style:font-size-complex="7pt" style:font-weight-complex="normal"/>
    </style:style>
    <style:style style:name="T27" style:family="text">
      <style:text-properties fo:color="#808080" loext:opacity="100%" style:font-name="Tahoma" fo:font-size="7pt" fo:letter-spacing="-0.016cm" fo:language="es" fo:country="ES" fo:font-weight="normal" officeooo:rsid="02e0ab44" fo:background-color="transparent" loext:char-shading-value="0" style:font-size-asian="7pt" style:font-weight-asian="normal" style:font-size-complex="7pt" style:font-weight-complex="normal"/>
    </style:style>
    <style:style style:name="T28" style:family="text">
      <style:text-properties fo:color="#808080" loext:opacity="100%" style:font-name="Tahoma" fo:font-size="7pt" fo:letter-spacing="-0.016cm" fo:language="es" fo:country="ES" fo:font-weight="normal" officeooo:rsid="02eaa5d1" fo:background-color="transparent" loext:char-shading-value="0" style:font-size-asian="7pt" style:font-weight-asian="normal" style:font-size-complex="7pt" style:font-weight-complex="normal"/>
    </style:style>
    <style:style style:name="T29" style:family="text">
      <style:text-properties fo:color="#808080" loext:opacity="100%" officeooo:rsid="02b30fae"/>
    </style:style>
    <style:style style:name="T30" style:family="text">
      <style:text-properties fo:color="#808080" loext:opacity="100%" officeooo:rsid="02e0ab44"/>
    </style:style>
    <style:style style:name="T31" style:family="text">
      <style:text-properties fo:color="#808080" loext:opacity="100%" officeooo:rsid="02e3ef4d"/>
    </style:style>
    <style:style style:name="T32" style:family="text">
      <style:text-properties fo:color="#808080" loext:opacity="100%" officeooo:rsid="02eaa5d1"/>
    </style:style>
    <style:style style:name="T33" style:family="text">
      <style:text-properties officeooo:rsid="02e1f634"/>
    </style:style>
    <style:style style:name="T34" style:family="text">
      <style:text-properties officeooo:rsid="02b30fae"/>
    </style:style>
    <style:style style:name="T35" style:family="text">
      <style:text-properties officeooo:rsid="02e3492a"/>
    </style:style>
    <style:style style:name="T36" style:family="text">
      <style:text-properties officeooo:rsid="02e3ef4d"/>
    </style:style>
    <style:style style:name="T37" style:family="text">
      <style:text-properties officeooo:rsid="02e5c75b"/>
    </style:style>
    <style:style style:name="T38" style:family="text">
      <style:text-properties officeooo:rsid="02e6b8a1"/>
    </style:style>
    <style:style style:name="T39" style:family="text">
      <style:text-properties officeooo:rsid="02e8b030"/>
    </style:style>
    <style:style style:name="T40" style:family="text">
      <style:text-properties officeooo:rsid="02eaa5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10">Muestra <text:span text:style-name="T36">el listado de los fabricantes cuyo nombre empiece por ‘S’</text:span>.</text:p>
      <text:p text:style-name="P26"><text:span text:style-name="T29"/></text:p>
      <text:p text:style-name="P11">Muestra <text:span text:style-name="T36">el listado de los fabricantes cuyo nombre termine por ‘e’</text:span>.</text:p>
      <text:p text:style-name="P26"><text:span text:style-name="T29"/></text:p>
      <text:p text:style-name="P11">Muestra <text:span text:style-name="T36">el listado de los fabricantes cuyo nombre tenga como segunda letra una ‘e’</text:span>.</text:p>
      <text:p text:style-name="P26"><text:span text:style-name="T29"/></text:p>
      <text:p text:style-name="P24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7">Muestra <text:span text:style-name="T25">los datos de los empleados cuyo nombre empiece por ‘A’</text:span>.</text:p>
      <text:p text:style-name="P40"><text:span text:style-name="T26"/></text:p>
      <text:p text:style-name="P21"><text:span text:style-name="T9">Muestra </text:span><text:span text:style-name="T17">los datos de los empleados cuyo nombre acabe por ‘a’</text:span><text:span text:style-name="T9">.</text:span></text:p>
      <text:p text:style-name="P40"><text:span text:style-name="T26"/></text:p>
      <text:p text:style-name="P21"><text:span text:style-name="T9">Muestra </text:span><text:span text:style-name="T17">los datos de los empleados cuyo nombre tenga una ‘a’ intermedia</text:span><text:span text:style-name="T9">.</text:span></text:p>
      <text:p text:style-name="P40"><text:span text:style-name="T26"/></text:p>
      <text:p text:style-name="P41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7">Muestra <text:span text:style-name="T33">los clientes cuyo nombre empiece por ‘Ad’</text:span>.</text:p>
      <text:p text:style-name="P38"/>
      <text:p text:style-name="P8">Muestra <text:span text:style-name="T33">los clientes cuyo nombre contenga una ‘o’</text:span>.</text:p>
      <text:p text:style-name="P38"/>
      <text:p text:style-name="P9">Muestra <text:span text:style-name="T33">los </text:span><text:span text:style-name="T35">comerciales</text:span><text:span text:style-name="T33"> cuyo </text:span><text:span text:style-name="T35">segundo apellido</text:span><text:span text:style-name="T33"> </text:span><text:span text:style-name="T35">acabe en</text:span><text:span text:style-name="T33"> ‘</text:span><text:span text:style-name="T35">z</text:span><text:span text:style-name="T33">’</text:span>.</text:p>
      <text:p text:style-name="P39"/>
      <text:p text:style-name="P9">Muestra <text:span text:style-name="T33">los </text:span><text:span text:style-name="T35">pedidos realizados en el mes de octubre</text:span>.</text:p>
      <text:p text:style-name="P39"/>
      <text:p text:style-name="P23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5"><text:span text:style-name="T9">Muestra </text:span><text:span text:style-name="T10">el </text:span><text:span text:style-name="T11">nombre y ciudad de los equipos cuya ciudad termine en ‘o’</text:span><text:span text:style-name="T10">.</text:span></text:p>
      <text:p text:style-name="P30"/>
      <text:p text:style-name="P15"><text:span text:style-name="T9">Muestra </text:span><text:span text:style-name="T10">el </text:span><text:span text:style-name="T12">nombre del jugador y del equipo, de los jugadores cuyo nombre contenga una ‘u’</text:span><text:span text:style-name="T10">.</text:span></text:p>
      <text:p text:style-name="P27"/>
      <text:p text:style-name="P16"><text:span text:style-name="T9">Muestra </text:span><text:span text:style-name="T10">el </text:span><text:span text:style-name="T12">nombre y ciudad del equipo cuya ciudad tenga una ‘h’ como segunda letra.</text:span></text:p>
      <text:p text:style-name="P28"/>
      <text:p text:style-name="P15"><text:span text:style-name="T9">Muestra </text:span><text:span text:style-name="T12">el nombre del jugador y del equipo, cuyo nombre de equipo contenga una ‘o’ como antepenúltima letra.</text:span></text:p>
      <text:p text:style-name="P29"/>
      <text:p text:style-name="P6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7">Muestra <text:span text:style-name="T37">los nombres de los empleados que empiecen por ‘A’ y acaben en ’z’</text:span>.</text:p>
      <text:p text:style-name="P35"/>
      <text:p text:style-name="P12">Muestra <text:span text:style-name="T37">los nombres de los empleados que </text:span><text:span text:style-name="T40">no tengan en nombre y apellidos ninguna ‘a’</text:span>.</text:p>
      <text:p text:style-name="P35"/>
      <text:p text:style-name="P13">Muestra <text:span text:style-name="T37">los empleados </text:span><text:span text:style-name="T38">cuyo primer apellido empiece por ‘G’</text:span>.</text:p>
      <text:p text:style-name="P36"/>
      <text:p text:style-name="P14">Muestra <text:span text:style-name="T37">los empleados </text:span><text:span text:style-name="T39">con un solo nombre y sin apellidos</text:span>.</text:p>
      <text:p text:style-name="P37"/>
      <text:p text:style-name="P25"><text:soft-page-break/></text:p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7"><text:span text:style-name="T9">Muestra </text:span><text:span text:style-name="T13">nombre y teléfono cada cliente cuyo nombre de contacto </text:span><text:span text:style-name="T14">empiece</text:span><text:span text:style-name="T13"> </text:span><text:span text:style-name="T14">por</text:span><text:span text:style-name="T13"> ‘</text:span><text:span text:style-name="T14">a</text:span><text:span text:style-name="T13">’.</text:span></text:p>
      <text:p text:style-name="P31"/>
      <text:p text:style-name="P18"><text:span text:style-name="T9">Muestra </text:span><text:span text:style-name="T13">nombre y teléfono cada cliente cuyo nombre de contacto acabe en ‘</text:span><text:span text:style-name="T14">a</text:span><text:span text:style-name="T13">’.</text:span></text:p>
      <text:p text:style-name="P32"/>
      <text:p text:style-name="P18"><text:span text:style-name="T9">Muestra </text:span><text:span text:style-name="T15">el nombre de los empleados </text:span><text:span text:style-name="T18">que</text:span><text:span text:style-name="T15"> contenga </text:span><text:span text:style-name="T14">una ‘a’.</text:span></text:p>
      <text:p text:style-name="P32"/>
      <text:p text:style-name="P19"><text:span text:style-name="T9">Muestra </text:span><text:span text:style-name="T15">los productos cuyo nombre contenga como segundo carácter una ‘j’</text:span><text:span text:style-name="T14">.</text:span></text:p>
      <text:p text:style-name="P33"/>
      <text:p text:style-name="P19"><text:span text:style-name="T9">Muestra </text:span><text:span text:style-name="T15">las oficinas cuya ciudad en la que se ubiquen, tenga como segunda letra ‘a’ y acabe en ‘a’.</text:span></text:p>
      <text:p text:style-name="P33"/>
      <text:p text:style-name="P19"><text:span text:style-name="T9">Muestra </text:span><text:span text:style-name="T15">los detalles de los pagos realizados en 2008</text:span><text:span text:style-name="T14">.</text:span></text:p>
      <text:p text:style-name="P33"/>
      <text:p text:style-name="P19"><text:span text:style-name="T9">Muestra </text:span><text:span text:style-name="T15">pedidos realizados en enero y con fecha de entrega esperada en febrero</text:span><text:span text:style-name="T14">.</text:span></text:p>
      <text:p text:style-name="P33"/>
      <text:p text:style-name="P20"><text:span text:style-name="T9">Muestra </text:span><text:span text:style-name="T16">los detalles de los productos cuya descripción contenga ‘de los’ y también ‘árbol que’.</text:span></text:p>
      <text:p text:style-name="P34"/>
      <text:p text:style-name="P2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68bb9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con filtros like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31T11:10:40.919000000</meta:creation-date>
    <dc:date>2022-02-04T11:12:37.737000000</dc:date>
    <meta:editing-duration>P2DT3H25M55S</meta:editing-duration>
    <meta:editing-cycles>619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33" meta:word-count="370" meta:character-count="2160" meta:non-whitespace-character-count="1823"/>
  </office:meta>
</office:document-meta>
</file>